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Wingdingsular" svg:font-family="Wingdingsular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5.04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59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4.9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11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9cm" fo:min-width="3.56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14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40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0.3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13.909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6cm" fo:min-width="2.64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5.47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17cm" fo:min-width="0.422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10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88cm" fo:min-width="0.396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5.72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1.026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042cm" fo:min-width="0.388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9.1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7.897cm" fo:padding-top="0cm" fo:padding-bottom="0cm" fo:padding-left="0cm" fo:padding-right="0cm"/>
    </style:style>
    <style:style style:name="gr23" style:family="graphic" style:parent-style-name="standard">
      <style:graphic-properties draw:stroke="none" draw:fill="solid" draw:fill-color="#000000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3.87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3.219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6.26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29cm" fo:min-width="12.275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9.94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.25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0.494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3.67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4.235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9.355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02cm" fo:min-width="5.137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2.6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18.31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84cm" fo:min-width="9.768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654cm" fo:min-width="0.39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6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7" style:family="paragraph">
      <loext:graphic-properties draw:fill="solid" draw:fill-color="#000000"/>
    </style:style>
    <style:style style:name="P8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000000" style:font-name="Arial" fo:font-size="12pt" fo:font-weight="bold" style:font-size-asian="12pt" style:font-name-complex="Arial" style:font-size-complex="12pt" style:font-weight-complex="bold"/>
    </style:style>
    <style:style style:name="T2" style:family="text">
      <style:text-properties fo:color="#000000" style:font-name="Arial" fo:font-size="12pt" style:font-size-asian="12pt" style:font-name-complex="Arial" style:font-size-complex="12pt"/>
    </style:style>
    <style:style style:name="T3" style:family="text">
      <style:text-properties fo:color="#000000" style:font-name="Arial" fo:font-size="12pt" fo:font-style="italic" style:font-size-asian="12pt" style:font-name-complex="Arial" style:font-size-complex="12pt" style:font-style-complex="italic"/>
    </style:style>
    <style:style style:name="T4" style:family="text">
      <style:text-properties fo:color="#000000" style:font-name="Calibri" fo:font-size="11.1000003814697pt" style:font-size-asian="11.1000003814697pt" style:font-name-complex="Calibri" style:font-size-complex="11.1000003814697pt"/>
    </style:style>
    <style:style style:name="T5" style:family="text">
      <style:text-properties fo:color="#0b5294" style:font-name="Calibri" fo:font-size="14.1000003814697pt" fo:font-weight="bold" style:font-size-asian="14.1000003814697pt" style:font-name-complex="Calibri" style:font-size-complex="14.1000003814697pt" style:font-weight-complex="bold"/>
    </style:style>
    <style:style style:name="T6" style:family="text">
      <style:text-properties fo:color="#0f6fc6" style:font-name="Calibri" fo:font-size="13pt" fo:font-weight="bold" style:font-size-asian="13pt" style:font-name-complex="Calibri" style:font-size-complex="13pt" style:font-weight-complex="bold"/>
    </style:style>
    <style:style style:name="T7" style:family="text">
      <style:text-properties fo:color="#0075a2" style:font-name="Arial" fo:font-size="14.1000003814697pt" style:font-size-asian="14.1000003814697pt" style:font-name-complex="Arial" style:font-size-complex="14.1000003814697pt"/>
    </style:style>
    <style:style style:name="T8" style:family="text">
      <style:text-properties fo:color="#0f6fc6" style:font-name="Calibri" fo:font-size="12pt" fo:font-style="italic" style:font-size-asian="12pt" style:font-name-complex="Calibri" style:font-size-complex="12pt" style:font-style-complex="italic"/>
    </style:style>
    <style:style style:name="T9" style:family="text">
      <style:text-properties fo:color="#0b5294" style:font-name="Wingdingsular" fo:font-size="11.1000003814697pt" style:font-size-asian="11.1000003814697pt" style:font-name-complex="Wingdingsular" style:font-size-complex="11.1000003814697pt"/>
    </style:style>
    <style:style style:name="T10" style:family="text">
      <style:text-properties fo:color="#0b5294" style:font-name="Arial" fo:font-size="11.1000003814697pt" style:font-size-asian="11.1000003814697pt" style:font-name-complex="Arial" style:font-size-complex="11.1000003814697pt"/>
    </style:style>
    <style:style style:name="T11" style:family="text">
      <style:text-properties fo:color="#000000" style:font-name="Calibri" fo:font-size="11.1000003814697pt" fo:font-style="italic" style:font-size-asian="11.1000003814697pt" style:font-name-complex="Calibri" style:font-size-complex="11.1000003814697pt" style:font-style-complex="italic"/>
    </style:style>
    <style:style style:name="T12" style:family="text">
      <style:text-properties fo:color="#000000" style:font-name="Calibri" fo:font-size="10pt" style:font-size-asian="10pt" style:font-name-complex="Calibri" style:font-size-complex="10pt"/>
    </style:style>
    <style:style style:name="T13" style:family="text">
      <style:text-properties fo:color="#000000" style:font-name="Calibri" fo:font-size="14.1000003814697pt" style:font-size-asian="14.1000003814697pt" style:font-name-complex="Calibri" style:font-size-complex="14.1000003814697pt"/>
    </style:style>
    <style:style style:name="T14" style:family="text">
      <style:text-properties fo:color="#000000" style:text-position="33% 58%" style:font-name="Calibri" fo:font-size="11.1000003814697pt" fo:font-style="italic" style:font-size-asian="11.1000003814697pt" style:font-name-complex="Calibri" style:font-size-complex="11.1000003814697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048cm" svg:height="0.488cm" svg:x="2.498cm" svg:y="2.508cm">
          <draw:text-box>
            <text:p text:style-name="P1"><text:span text:style-name="T1">DEREPIERRE Alexandre </text:span></text:p>
          </draw:text-box>
        </draw:frame>
        <draw:frame draw:style-name="gr2" draw:text-style-name="P2" draw:layer="layout" svg:width="0.422cm" svg:height="0.488cm" svg:x="7.493cm" svg:y="2.5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88cm" svg:x="8.742cm" svg:y="2.50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0.422cm" svg:height="0.488cm" svg:x="9.991cm" svg:y="2.508cm">
          <draw:text-box>
            <text:p text:style-name="P1"><text:span text:style-name="T1"><text:s/></text:span></text:p>
          </draw:text-box>
        </draw:frame>
        <draw:frame draw:style-name="gr3" draw:text-style-name="P2" draw:layer="layout" svg:width="0.595cm" svg:height="0.488cm" svg:x="11.24cm" svg:y="2.508cm">
          <draw:text-box>
            <text:p text:style-name="P1"><text:span text:style-name="T1"><text:s text:c="5"/></text:span></text:p>
          </draw:text-box>
        </draw:frame>
        <draw:frame draw:style-name="gr4" draw:text-style-name="P2" draw:layer="layout" svg:width="4.942cm" svg:height="0.488cm" svg:x="12.488cm" svg:y="2.508cm">
          <draw:text-box>
            <text:p text:style-name="P1"><text:span text:style-name="T1">Né le 16 octobre 2002 </text:span></text:p>
          </draw:text-box>
        </draw:frame>
        <draw:frame draw:style-name="gr5" draw:text-style-name="P2" draw:layer="layout" svg:width="5.112cm" svg:height="0.475cm" svg:x="2.498cm" svg:y="2.995cm">
          <draw:text-box>
            <text:p text:style-name="P1"><text:span text:style-name="T2">1260 route de St-Saturnin <text:s/></text:span></text:p>
          </draw:text-box>
        </draw:frame>
        <draw:frame draw:style-name="gr6" draw:text-style-name="P2" draw:layer="layout" svg:width="3.567cm" svg:height="0.479cm" svg:x="2.498cm" svg:y="3.482cm">
          <draw:text-box>
            <text:p text:style-name="P1"><text:span text:style-name="T3">73000 Chambéry </text:span><text:span text:style-name="T2"><text:s/></text:span></text:p>
          </draw:text-box>
        </draw:frame>
        <draw:frame draw:style-name="gr7" draw:text-style-name="P2" draw:layer="layout" svg:width="3.914cm" svg:height="0.475cm" svg:x="2.498cm" svg:y="3.969cm">
          <draw:text-box>
            <text:p text:style-name="P1"><text:span text:style-name="T2">Tel.: 09.50.12.08.99 </text:span></text:p>
          </draw:text-box>
        </draw:frame>
        <draw:frame draw:style-name="gr8" draw:text-style-name="P2" draw:layer="layout" svg:width="6.403cm" svg:height="0.475cm" svg:x="2.498cm" svg:y="4.456cm">
          <draw:text-box>
            <text:p text:style-name="P1"><text:span text:style-name="T2">derepierre.alexandre@gmail.com </text:span></text:p>
          </draw:text-box>
        </draw:frame>
        <draw:frame draw:style-name="gr9" draw:text-style-name="P3" draw:layer="layout" svg:width="0.388cm" svg:height="0.484cm" svg:x="2.498cm" svg:y="4.939cm">
          <draw:text-box>
            <text:p text:style-name="P1"><text:span text:style-name="T4"><text:s/></text:span></text:p>
          </draw:text-box>
        </draw:frame>
        <draw:frame draw:style-name="gr10" draw:text-style-name="P4" draw:layer="layout" svg:width="13.909cm" svg:height="0.602cm" svg:x="3.891cm" svg:y="6.3cm">
          <draw:text-box>
            <text:p text:style-name="P1"><text:span text:style-name="T5">Étudiant en deuxième année en BTS SIO,développement web </text:span></text:p>
          </draw:text-box>
        </draw:frame>
        <draw:frame draw:style-name="gr11" draw:text-style-name="P5" draw:layer="layout" svg:width="2.644cm" svg:height="0.56cm" svg:x="3.878cm" svg:y="7.031cm">
          <draw:text-box>
            <text:p text:style-name="P1"><text:span text:style-name="T6">Objectifs :</text:span></text:p>
          </draw:text-box>
        </draw:frame>
        <draw:frame draw:style-name="gr12" draw:text-style-name="P4" draw:layer="layout" svg:width="0.494cm" svg:height="0.556cm" svg:x="5.8cm" svg:y="7.007cm">
          <draw:text-box>
            <text:p text:style-name="P1"><text:span text:style-name="T7"><text:s/></text:span></text:p>
          </draw:text-box>
        </draw:frame>
        <draw:frame draw:style-name="gr13" draw:text-style-name="P3" draw:layer="layout" svg:width="15.471cm" svg:height="0.484cm" svg:x="5.939cm" svg:y="7.093cm">
          <draw:text-box>
            <text:p text:style-name="P1"><text:span text:style-name="T4">Développer mes compétences en informatique dans votre entreprise</text:span></text:p>
          </draw:text-box>
        </draw:frame>
        <draw:frame draw:style-name="gr14" draw:text-style-name="P2" draw:layer="layout" svg:width="0.422cm" svg:height="0.517cm" svg:x="18.39cm" svg:y="7.062cm">
          <draw:text-box>
            <text:p text:style-name="P1"><text:span text:style-name="T8"><text:s/></text:span></text:p>
          </draw:text-box>
        </draw:frame>
        <draw:frame draw:style-name="gr15" draw:text-style-name="P4" draw:layer="layout" svg:width="4.104cm" svg:height="0.602cm" svg:x="2.498cm" svg:y="8.519cm">
          <draw:text-box>
            <text:p text:style-name="P1"><text:span text:style-name="T5">Compétences <text:s/></text:span></text:p>
          </draw:text-box>
        </draw:frame>
        <draw:frame draw:style-name="gr16" draw:text-style-name="P6" draw:layer="layout" svg:width="0.396cm" svg:height="0.488cm" svg:x="3cm" svg:y="9.2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8cm" svg:y="9.219cm">
          <draw:text-box>
            <text:p text:style-name="P1"><text:span text:style-name="T10"><text:s/></text:span></text:p>
          </draw:text-box>
        </draw:frame>
        <draw:frame draw:style-name="gr18" draw:text-style-name="P3" draw:layer="layout" svg:width="15.729cm" svg:height="0.484cm" svg:x="3.705cm" svg:y="9.134cm">
          <draw:text-box>
            <text:p text:style-name="P1"><text:span text:style-name="T4">Développement HTML</text:span></text:p>
          </draw:text-box>
        </draw:frame>
        <draw:frame draw:style-name="gr16" draw:text-style-name="P3" draw:layer="layout" svg:width="0.396cm" svg:height="0.488cm" svg:x="3cm" svg:y="9.823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348cm" svg:y="9.832cm">
          <draw:text-box>
            <text:p text:style-name="P1"><text:span text:style-name="T10"><text:s/></text:span></text:p>
          </draw:text-box>
        </draw:frame>
        <draw:frame draw:style-name="gr19" draw:text-style-name="P3" draw:layer="layout" svg:width="11.026cm" svg:height="0.484cm" svg:x="3.7cm" svg:y="9.746cm">
          <draw:text-box>
            <text:p text:style-name="P1"><text:span text:style-name="T4">Bonnes notions de programmation en HTML, Python,SQL,GIT,C#,CSS </text:span></text:p>
          </draw:text-box>
        </draw:frame>
        <draw:frame draw:style-name="gr16" draw:text-style-name="P6" draw:layer="layout" svg:width="0.396cm" svg:height="0.488cm" svg:x="3cm" svg:y="11.2cm">
          <draw:text-box draw:corner-radius="0.2cm">
            <text:p text:style-name="P1"><text:span text:style-name="T9"></text:span></text:p>
          </draw:text-box>
        </draw:frame>
        <draw:frame draw:style-name="gr20" draw:text-style-name="P6" draw:layer="layout" svg:width="0.388cm" svg:height="1.042cm" svg:x="2.912cm" svg:y="10.3cm">
          <draw:text-box draw:corner-radius="0.1cm">
            <text:p text:style-name="P1"><text:span text:style-name="T10"><text:s/></text:span></text:p>
          </draw:text-box>
        </draw:frame>
        <draw:frame draw:style-name="gr21" draw:text-style-name="P3" draw:layer="layout" svg:width="9.18cm" svg:height="0.484cm" svg:x="3.6cm" svg:y="11.1cm">
          <draw:text-box>
            <text:p text:style-name="P1"><text:span text:style-name="T4">Anglais : Scolaire + 3 à 5 heures d’anglais par jour de plus </text:span></text:p>
          </draw:text-box>
        </draw:frame>
        <draw:frame draw:style-name="gr22" draw:text-style-name="P4" draw:layer="layout" svg:width="7.897cm" svg:height="0.602cm" svg:x="2.498cm" svg:y="13.849cm">
          <draw:text-box>
            <text:p text:style-name="P1"><text:span text:style-name="T5">Expérience professionnelle <text:s/></text:span></text:p>
          </draw:text-box>
        </draw:frame>
        <draw:frame draw:style-name="gr16" draw:text-style-name="P3" draw:layer="layout" svg:width="0.396cm" svg:height="0.488cm" svg:x="3.133cm" svg:y="14.54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8cm" svg:y="14.549cm">
          <draw:text-box>
            <text:p text:style-name="P1"><text:span text:style-name="T10"><text:s/></text:span></text:p>
          </draw:text-box>
        </draw:frame>
        <draw:polygon draw:style-name="gr23" draw:text-style-name="P7" draw:layer="layout" svg:width="2.976cm" svg:height="0.026cm" svg:x="3.767cm" svg:y="14.943cm" svg:viewBox="0 0 2977 27" draw:points="0,27 2977,27 2977,0 0,0">
          <text:p/>
        </draw:polygon>
        <draw:frame draw:style-name="gr24" draw:text-style-name="P3" draw:layer="layout" svg:width="13.879cm" svg:height="0.484cm" svg:x="3.767cm" svg:y="14.54cm">
          <draw:text-box>
            <text:p text:style-name="P1"><text:span text:style-name="T4">Juin – Juillet 2018 : Stage de quatre semaines au lycée Louis Armand</text:span><text:span text:style-name="T11"> </text:span></text:p>
          </draw:text-box>
        </draw:frame>
        <draw:frame draw:style-name="gr25" draw:text-style-name="P4" draw:layer="layout" svg:width="3.219cm" svg:height="0.602cm" svg:x="2.498cm" svg:y="18.112cm">
          <draw:text-box>
            <text:p text:style-name="P1"><text:span text:style-name="T5">Formation <text:s/></text:span></text:p>
          </draw:text-box>
        </draw:frame>
        <draw:frame draw:style-name="gr16" draw:text-style-name="P3" draw:layer="layout" svg:width="0.396cm" svg:height="0.488cm" svg:x="3.133cm" svg:y="18.803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8cm" svg:y="18.812cm">
          <draw:text-box>
            <text:p text:style-name="P1"><text:span text:style-name="T10"><text:s/></text:span></text:p>
          </draw:text-box>
        </draw:frame>
        <draw:frame draw:style-name="gr26" draw:text-style-name="P3" draw:layer="layout" svg:width="6.263cm" svg:height="0.484cm" svg:x="3.767cm" svg:y="18.803cm">
          <draw:text-box>
            <text:p text:style-name="P1"><text:span text:style-name="T4">2017-2020 : Bac STI2D </text:span></text:p>
          </draw:text-box>
        </draw:frame>
        <draw:frame draw:style-name="gr27" draw:text-style-name="P8" draw:layer="layout" svg:width="12.275cm" svg:height="0.429cm" svg:x="7.4cm" svg:y="18.838cm">
          <draw:text-box>
            <text:p text:style-name="P1"><text:span text:style-name="T12">(Sciences et technologies de l’industrie et développement durable)</text:span></text:p>
          </draw:text-box>
        </draw:frame>
        <draw:frame draw:style-name="gr28" draw:text-style-name="P3" draw:layer="layout" svg:width="9.942cm" svg:height="0.484cm" svg:x="3.758cm" svg:y="19.3cm">
          <draw:text-box>
            <text:p text:style-name="P1"><text:span text:style-name="T4">au lycée </text:span><text:span text:style-name="T11">Louis Armand à Chambéry</text:span></text:p>
          </draw:text-box>
        </draw:frame>
        <draw:frame draw:style-name="gr16" draw:text-style-name="P3" draw:layer="layout" svg:width="0.396cm" svg:height="0.488cm" svg:x="3.132cm" svg:y="19.891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79cm" svg:y="19.9cm">
          <draw:text-box>
            <text:p text:style-name="P1"><text:span text:style-name="T10"><text:s/></text:span></text:p>
          </draw:text-box>
        </draw:frame>
        <draw:frame draw:style-name="gr29" draw:text-style-name="P3" draw:layer="layout" svg:width="1.255cm" svg:height="0.484cm" svg:x="3.767cm" svg:y="19.891cm">
          <draw:text-box>
            <text:p text:style-name="P1"><text:span text:style-name="T4">2017 :</text:span></text:p>
          </draw:text-box>
        </draw:frame>
        <draw:frame draw:style-name="gr30" draw:text-style-name="P4" draw:layer="layout" svg:width="0.494cm" svg:height="0.602cm" svg:x="4.75cm" svg:y="19.793cm">
          <draw:text-box>
            <text:p text:style-name="P1"><text:span text:style-name="T13"><text:s/></text:span></text:p>
          </draw:text-box>
        </draw:frame>
        <draw:frame draw:style-name="gr31" draw:text-style-name="P3" draw:layer="layout" svg:width="13.672cm" svg:height="0.484cm" svg:x="4.86cm" svg:y="19.891cm">
          <draw:text-box>
            <text:p text:style-name="P1"><text:span text:style-name="T4">Obtention du Diplôme National du Brevet au collège Le Revard</text:span><text:span text:style-name="T11"> à Grésy </text:span><text:span text:style-name="T14">s</text:span><text:span text:style-name="T11">/ aix </text:span></text:p>
          </draw:text-box>
        </draw:frame>
        <draw:frame draw:style-name="gr32" draw:text-style-name="P4" draw:layer="layout" svg:width="4.235cm" svg:height="0.602cm" svg:x="2.498cm" svg:y="21.287cm">
          <draw:text-box>
            <text:p text:style-name="P1"><text:span text:style-name="T5">Autoformation </text:span></text:p>
          </draw:text-box>
        </draw:frame>
        <draw:frame draw:style-name="gr16" draw:text-style-name="P6" draw:layer="layout" svg:width="0.396cm" svg:height="0.488cm" svg:x="3.1cm" svg:y="22.7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8cm" svg:y="21.987cm">
          <draw:text-box>
            <text:p text:style-name="P1"><text:span text:style-name="T10"><text:s/></text:span></text:p>
          </draw:text-box>
        </draw:frame>
        <draw:frame draw:style-name="gr33" draw:text-style-name="P3" draw:layer="layout" svg:width="9.355cm" svg:height="0.484cm" svg:x="3.767cm" svg:y="21.978cm">
          <draw:text-box>
            <text:p text:style-name="P1"><text:span text:style-name="T4">Language de programmation Python </text:span></text:p>
          </draw:text-box>
        </draw:frame>
        <draw:frame draw:style-name="gr34" draw:text-style-name="P4" draw:layer="layout" svg:width="5.137cm" svg:height="0.602cm" svg:x="2.5cm" svg:y="24.5cm">
          <draw:text-box>
            <text:p text:style-name="P1"><text:span text:style-name="T5">Centres d’intérêt <text:s/></text:span></text:p>
          </draw:text-box>
        </draw:frame>
        <draw:frame draw:style-name="gr16" draw:text-style-name="P3" draw:layer="layout" svg:width="0.396cm" svg:height="0.488cm" svg:x="3.097cm" svg:y="25.3cm">
          <draw:text-box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8cm" svg:y="24.946cm">
          <draw:text-box>
            <text:p text:style-name="P1"><text:span text:style-name="T10"><text:s/></text:span></text:p>
          </draw:text-box>
        </draw:frame>
        <draw:frame draw:style-name="gr35" draw:text-style-name="P3" draw:layer="layout" svg:width="12.66cm" svg:height="0.484cm" svg:x="3.74cm" svg:y="25.216cm">
          <draw:text-box>
            <text:p text:style-name="P1"><text:span text:style-name="T4">Depuis 2012 : Informatique en général</text:span></text:p>
          </draw:text-box>
        </draw:frame>
        <draw:frame draw:style-name="gr17" draw:text-style-name="P3" draw:layer="layout" svg:width="0.388cm" svg:height="0.442cm" svg:x="3.479cm" svg:y="25.42cm">
          <draw:text-box>
            <text:p text:style-name="P1"><text:span text:style-name="T10"><text:s/></text:span></text:p>
          </draw:text-box>
        </draw:frame>
        <draw:frame draw:style-name="gr16" draw:text-style-name="P6" draw:layer="layout" svg:width="0.396cm" svg:height="0.488cm" svg:x="3.104cm" svg:y="26.112cm">
          <draw:text-box draw:corner-radius="0.068cm">
            <text:p text:style-name="P1"><text:span text:style-name="T9"></text:span></text:p>
          </draw:text-box>
        </draw:frame>
        <draw:frame draw:style-name="gr17" draw:text-style-name="P3" draw:layer="layout" svg:width="0.388cm" svg:height="0.442cm" svg:x="3.479cm" svg:y="25.894cm">
          <draw:text-box>
            <text:p text:style-name="P1"><text:span text:style-name="T10"><text:s/></text:span></text:p>
          </draw:text-box>
        </draw:frame>
        <draw:frame draw:style-name="gr36" draw:text-style-name="P3" draw:layer="layout" svg:width="18.311cm" svg:height="0.484cm" svg:x="3.789cm" svg:y="26cm">
          <draw:text-box>
            <text:p text:style-name="P1"><text:span text:style-name="T4">Début de création de mon propre site web en HTML, PHP, CSS et JavaScript </text:span></text:p>
          </draw:text-box>
        </draw:frame>
        <draw:frame draw:style-name="gr37" draw:text-style-name="P3" draw:layer="layout" svg:width="9.768cm" svg:height="0.484cm" svg:x="3.7cm" svg:y="10.4cm">
          <draw:text-box>
            <text:p text:style-name="P1"><text:span text:style-name="T4">Notions en C++,JavaScript,Java,PHP</text:span></text:p>
          </draw:text-box>
        </draw:frame>
        <draw:frame draw:style-name="gr38" draw:text-style-name="P6" draw:layer="layout" svg:width="0.396cm" svg:height="0.654cm" svg:x="3.004cm" svg:y="10.5cm">
          <draw:text-box>
            <text:p text:style-name="P1"><text:span text:style-name="T9"></text:span></text:p>
          </draw:text-box>
        </draw:frame>
        <draw:frame draw:style-name="gr24" draw:text-style-name="P3" draw:layer="layout" svg:width="13.879cm" svg:height="0.484cm" svg:x="3.7cm" svg:y="15.5cm">
          <draw:text-box>
            <text:p text:style-name="P1"><text:span text:style-name="T4">mai – Juin 2021 : Stage de quatre semaines au lycée Gabriel Faure</text:span></text:p>
          </draw:text-box>
        </draw:frame>
        <draw:frame draw:style-name="gr16" draw:text-style-name="P3" draw:layer="layout" svg:width="0.396cm" svg:height="0.488cm" svg:x="3.2cm" svg:y="15.5cm">
          <draw:text-box>
            <text:p text:style-name="P1"><text:span text:style-name="T9"></text:span></text:p>
          </draw:text-box>
        </draw:frame>
        <draw:frame draw:style-name="gr16" draw:text-style-name="P3" draw:layer="layout" svg:width="0.396cm" svg:height="0.488cm" svg:x="3.104cm" svg:y="24cm">
          <draw:text-box>
            <text:p text:style-name="P1"><text:span text:style-name="T9"></text:span></text:p>
          </draw:text-box>
        </draw:frame>
        <draw:frame draw:style-name="gr33" draw:text-style-name="P3" draw:layer="layout" svg:width="9.355cm" svg:height="0.484cm" svg:x="3.745cm" svg:y="22.6cm">
          <draw:text-box>
            <text:p text:style-name="P1"><text:span text:style-name="T4">Language AutoHotScript </text:span></text:p>
          </draw:text-box>
        </draw:frame>
        <draw:frame draw:style-name="gr33" draw:text-style-name="P3" draw:layer="layout" svg:width="9.355cm" svg:height="0.484cm" svg:x="3.7cm" svg:y="23.2cm">
          <draw:text-box>
            <text:p text:style-name="P1"><text:span text:style-name="T4">Language de programmation SPWN </text:span></text:p>
          </draw:text-box>
        </draw:frame>
        <draw:frame draw:style-name="gr16" draw:text-style-name="P3" draw:layer="layout" svg:width="0.396cm" svg:height="0.488cm" svg:x="3.1cm" svg:y="22.01cm">
          <draw:text-box>
            <text:p text:style-name="P1"><text:span text:style-name="T9"></text:span></text:p>
          </draw:text-box>
        </draw:frame>
        <draw:frame draw:style-name="gr24" draw:text-style-name="P3" draw:layer="layout" svg:width="13.879cm" svg:height="0.484cm" svg:x="3.7cm" svg:y="16.616cm">
          <draw:text-box>
            <text:p text:style-name="P1"><text:span text:style-name="T4">janvier – février 2022 : Stage de sept semaines au Médipôle de Savoie</text:span></text:p>
          </draw:text-box>
        </draw:frame>
        <draw:frame draw:style-name="gr16" draw:text-style-name="P6" draw:layer="layout" svg:width="0.396cm" svg:height="0.488cm" svg:x="3.204cm" svg:y="16.7cm">
          <draw:text-box draw:corner-radius="0.096cm">
            <text:p text:style-name="P1"><text:span text:style-name="T9"></text:span></text:p>
          </draw:text-box>
        </draw:frame>
        <draw:frame draw:style-name="gr33" draw:text-style-name="P3" draw:layer="layout" svg:width="9.355cm" svg:height="0.484cm" svg:x="3.7cm" svg:y="23.816cm">
          <draw:text-box>
            <text:p text:style-name="P1"><text:span text:style-name="T4">Language de programmation Golang </text:span></text:p>
          </draw:text-box>
        </draw:frame>
        <draw:frame draw:style-name="gr16" draw:text-style-name="P3" draw:layer="layout" svg:width="0.396cm" svg:height="0.488cm" svg:x="3.104cm" svg:y="23.364cm">
          <draw:text-box>
            <text:p text:style-name="P1"><text:span text:style-name="T9">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Wingdingsular" svg:font-family="Wingdingsular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4.7.2$Windows_X86_64 LibreOffice_project/c838ef25c16710f8838b1faec480ebba495259d0</meta:generator>
    <dc:date>2022-03-06T16:46:11.373000000</dc:date>
    <meta:editing-duration>PT40M37S</meta:editing-duration>
    <meta:editing-cycles>12</meta:editing-cycles>
    <meta:document-statistic meta:object-count="66"/>
  </office:meta>
</office:document-meta>
</file>